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Latour, 2006 #967}</text:p>
      <text:p text:style-name="Text_20_body">Latour, B. and P. Gagliardi (2006). <text:span text:style-name="T1">Les atmosphères de la politique : dialogue pour un monde commun</text:span>. Paris, Empêcheurs de penser en rond.</text:p>
      <text:p text:style-name="Text_20_body">Not to too quickly simplify the problem of political common ....</text:p>
      <text:p text:style-name="Text_20_body">Atmosphere something between intersubjectivity and interobjectivity 44</text:p>
      <text:p text:style-name="Text_20_body">To consider politics not as idea but as atmosphere, as what protects against ... 47</text:p>
      <text:p text:style-name="Text_20_body">What is unbreathable in politics? Ask this in a practical sense – what makes it possible to breath politically? 48</text:p>
      <text:p text:style-name="Text_20_body">Stengers on experimental science as restricted liberty</text:p>
      <text:p text:style-name="Text_20_body">Descola: most general form of the question: 'what are the principles of constitution of a collective, which, in such and such a place, or such and such a time, have been considered as making the object of a consensus more or less explicit in the interior of a community? 60</text:p>
      <text:p text:style-name="Text_20_body">the fragile tissue of public reason 69-70 – why is it fragile?</text:p>
      <text:p text:style-name="Text_20_body">Sloterdijk – 'the means of production of truth'</text:p>
      <text:p text:style-name="Text_20_body">stengers – all we can talk about is ourselves 73-4</text:p>
      <text:p text:style-name="Text_20_body">latour – problem of export of scientific reason to political reason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bm</meta:initial-creator>
    <meta:creation-date>2008-12-10T09:34:32</meta:creation-date>
    <dc:creator>abm</dc:creator>
    <dc:date>2008-12-10T10:45:27</dc:date>
    <meta:editing-cycles>3</meta:editing-cycles>
    <meta:editing-duration>PT55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71" meta:character-count="1040"/>
  </office:meta>
</office:document-meta>
</file>